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7fe7" officeooo:paragraph-rsid="00017fe7"/>
    </style:style>
    <style:style style:name="P2" style:family="paragraph" style:parent-style-name="Standard">
      <style:text-properties fo:language="ru" fo:country="RU" officeooo:rsid="00017fe7" officeooo:paragraph-rsid="0004859a"/>
    </style:style>
    <style:style style:name="P3" style:family="paragraph" style:parent-style-name="Standard">
      <style:text-properties fo:language="ru" fo:country="RU" officeooo:rsid="00017fe7" officeooo:paragraph-rsid="000550cf"/>
    </style:style>
    <style:style style:name="P4" style:family="paragraph" style:parent-style-name="Standard">
      <style:text-properties fo:language="ru" fo:country="RU" officeooo:rsid="00017fe7" officeooo:paragraph-rsid="0006423d"/>
    </style:style>
    <style:style style:name="P5" style:family="paragraph" style:parent-style-name="Standard">
      <style:text-properties fo:language="ru" fo:country="RU" officeooo:rsid="00030d7a" officeooo:paragraph-rsid="00030d7a"/>
    </style:style>
    <style:style style:name="P6" style:family="paragraph" style:parent-style-name="Standard">
      <style:text-properties fo:language="ru" fo:country="RU" officeooo:rsid="00030d7a" officeooo:paragraph-rsid="0006423d"/>
    </style:style>
    <style:style style:name="P7" style:family="paragraph" style:parent-style-name="Standard">
      <style:text-properties fo:language="ru" fo:country="RU" officeooo:rsid="000550cf" officeooo:paragraph-rsid="0006423d"/>
    </style:style>
    <style:style style:name="P8" style:family="paragraph" style:parent-style-name="Standard">
      <style:text-properties fo:language="ru" fo:country="RU" officeooo:rsid="0006423d" officeooo:paragraph-rsid="0006423d"/>
    </style:style>
    <style:style style:name="P9" style:family="paragraph" style:parent-style-name="Standard">
      <style:text-properties fo:color="#000000" loext:opacity="100%" style:font-name="Liberation Serif" fo:font-size="9.5pt" fo:language="ru" fo:country="RU" officeooo:rsid="00017fe7" officeooo:paragraph-rsid="00017fe7" style:font-size-asian="9.5pt"/>
    </style:style>
    <style:style style:name="P10" style:family="paragraph" style:parent-style-name="Standard">
      <style:text-properties fo:color="#000000" loext:opacity="100%" style:font-name="Liberation Serif" fo:font-size="9.5pt" fo:language="ru" fo:country="RU" officeooo:rsid="00017fe7" officeooo:paragraph-rsid="0006423d" style:font-size-asian="9.5pt"/>
    </style:style>
    <style:style style:name="P11" style:family="paragraph" style:parent-style-name="Standard">
      <style:text-properties fo:language="en" fo:country="US" officeooo:rsid="0006423d" officeooo:paragraph-rsid="0006423d"/>
    </style:style>
    <style:style style:name="P12" style:family="paragraph" style:parent-style-name="Standard">
      <style:text-properties fo:color="#000000" loext:opacity="100%" style:font-name="Liberation Serif" fo:font-size="9.5pt" fo:language="ru" fo:country="RU" officeooo:rsid="00017fe7" officeooo:paragraph-rsid="00017fe7" style:font-size-asian="9.5pt"/>
    </style:style>
    <style:style style:name="P13" style:family="paragraph" style:parent-style-name="Standard">
      <style:text-properties fo:color="#000000" loext:opacity="100%" style:font-name="Liberation Serif" fo:font-size="9.5pt" fo:language="ru" fo:country="RU" officeooo:rsid="0004859a" officeooo:paragraph-rsid="0004859a" style:font-size-asian="9.5pt"/>
    </style:style>
    <style:style style:name="P14" style:family="paragraph" style:parent-style-name="Standard">
      <style:text-properties fo:color="#000000" loext:opacity="100%" style:font-name="Liberation Serif" fo:font-size="9.5pt" fo:language="ru" fo:country="RU" officeooo:rsid="000550cf" officeooo:paragraph-rsid="00017fe7" style:font-size-asian="9.5pt"/>
    </style:style>
    <style:style style:name="P15" style:family="paragraph" style:parent-style-name="Standard">
      <style:text-properties fo:color="#000000" loext:opacity="100%" style:font-name="Liberation Serif" fo:font-size="9.5pt" fo:language="ru" fo:country="RU" officeooo:rsid="000550cf" officeooo:paragraph-rsid="000550cf" style:font-size-asian="9.5pt"/>
    </style:style>
    <style:style style:name="P16" style:family="paragraph" style:parent-style-name="Standard">
      <style:text-properties fo:color="#2b91af" loext:opacity="100%" style:font-name="Cascadia Mono" fo:font-size="9.5pt" fo:language="ru" fo:country="RU" officeooo:rsid="00017fe7" officeooo:paragraph-rsid="0006423d" style:font-size-asian="9.5pt"/>
    </style:style>
    <style:style style:name="P17" style:family="paragraph" style:parent-style-name="Standard">
      <style:text-properties fo:language="ru" fo:country="RU" officeooo:rsid="0006423d" officeooo:paragraph-rsid="0006423d"/>
    </style:style>
    <style:style style:name="T1" style:family="text">
      <style:text-properties fo:color="#0000ff" loext:opacity="100%" style:font-name="Cascadia Mono" fo:font-size="9.5pt" style:font-size-asian="9.5pt"/>
    </style:style>
    <style:style style:name="T2" style:family="text">
      <style:text-properties fo:color="#0000ff" loext:opacity="100%" style:font-name="Cascadia Mono" fo:font-size="9.5pt" officeooo:rsid="0004859a" style:font-size-asian="9.5pt"/>
    </style:style>
    <style:style style:name="T3" style:family="text">
      <style:text-properties fo:color="#0000ff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style:font-size-asian="9.5pt"/>
    </style:style>
    <style:style style:name="T5" style:family="text">
      <style:text-properties fo:color="#000000" loext:opacity="100%" style:font-name="Cascadia Mono" fo:font-size="9.5pt" officeooo:rsid="00017fe7" style:font-size-asian="9.5pt"/>
    </style:style>
    <style:style style:name="T6" style:family="text">
      <style:text-properties fo:color="#000000" loext:opacity="100%" style:font-name="Cascadia Mono" fo:font-size="9.5pt" officeooo:rsid="0004859a" style:font-size-asian="9.5pt"/>
    </style:style>
    <style:style style:name="T7" style:family="text">
      <style:text-properties fo:color="#000000" loext:opacity="100%" style:font-name="Cascadia Mono" fo:font-size="9.5pt" officeooo:rsid="000550cf" style:font-size-asian="9.5pt"/>
    </style:style>
    <style:style style:name="T8" style:family="text">
      <style:text-properties fo:color="#000000" loext:opacity="100%" style:font-name="Cascadia Mono" fo:font-size="9.5pt" style:font-size-asian="9.5pt"/>
    </style:style>
    <style:style style:name="T9" style:family="text">
      <style:text-properties fo:color="#000000" loext:opacity="100%" style:font-name="Liberation Serif" fo:font-size="9.5pt" style:font-size-asian="9.5pt"/>
    </style:style>
    <style:style style:name="T10" style:family="text">
      <style:text-properties fo:color="#000000" loext:opacity="100%" style:font-name="Liberation Serif" fo:font-size="9.5pt" officeooo:rsid="0004859a" style:font-size-asian="9.5pt"/>
    </style:style>
    <style:style style:name="T11" style:family="text">
      <style:text-properties fo:color="#000000" loext:opacity="100%" style:font-name="Liberation Serif" fo:font-size="9.5pt" officeooo:rsid="000550cf" style:font-size-asian="9.5pt"/>
    </style:style>
    <style:style style:name="T12" style:family="text">
      <style:text-properties fo:color="#000000" loext:opacity="100%" style:font-name="Liberation Serif" fo:font-size="9.5pt" officeooo:rsid="0006423d" style:font-size-asian="9.5pt"/>
    </style:style>
    <style:style style:name="T13" style:family="text">
      <style:text-properties fo:color="#000000" loext:opacity="100%" style:font-name="Liberation Serif" fo:font-size="9.5pt" fo:language="en" fo:country="US" officeooo:rsid="000550cf" style:font-size-asian="9.5pt"/>
    </style:style>
    <style:style style:name="T14" style:family="text">
      <style:text-properties fo:color="#808080" loext:opacity="100%" style:font-name="Cascadia Mono"/>
    </style:style>
    <style:style style:name="T15" style:family="text">
      <style:text-properties fo:color="#808080" loext:opacity="100%" style:font-name="Cascadia Mono" fo:font-size="9.5pt" style:font-size-asian="9.5pt"/>
    </style:style>
    <style:style style:name="T16" style:family="text">
      <style:text-properties fo:color="#808080" loext:opacity="100%" style:font-name="Cascadia Mono" fo:font-size="9.5pt" style:font-size-asian="9.5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06423d"/>
    </style:style>
    <style:style style:name="T19" style:family="text">
      <style:text-properties officeooo:rsid="00030d7a"/>
    </style:style>
    <style:style style:name="T20" style:family="text">
      <style:text-properties fo:language="ru" fo:country="RU"/>
    </style:style>
    <style:style style:name="T21" style:family="text">
      <style:text-properties fo:color="#2b91af" loext:opacity="100%" style:font-name="Cascadia Mono"/>
    </style:style>
    <style:style style:name="T22" style:family="text">
      <style:text-properties fo:color="#2b91af" loext:opacity="100%" style:font-name="Cascadia Mono" fo:font-size="9.5pt" style:font-size-asian="9.5pt"/>
    </style:style>
    <style:style style:name="T23" style:family="text">
      <style:text-properties fo:color="#2b91af" loext:opacity="100%" style:font-name="Cascadia Mono" fo:font-size="9.5pt" style:font-size-asian="9.5pt"/>
    </style:style>
    <style:style style:name="T24" style:family="text">
      <style:text-properties officeooo:rsid="000550cf"/>
    </style:style>
    <style:style style:name="T25" style:family="text">
      <style:text-properties officeooo:rsid="0006423d"/>
    </style:style>
    <style:style style:name="T26" style:family="text">
      <style:text-properties style:font-name="Cascadia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Описание алгоритма сравнения слов</text:p>
      <text:p text:style-name="P5">* Сначала производится поиск букв которых нет в слове и формируется строка для отображения игроку</text:p>
      <text:p text:style-name="P5">* Далее формируется промежуточная строка в которой найденные буквы в верной позиции выделены заглавными, буквы которые есть в слове но не на своём месте отображены маленькими</text:p>
      <text:p text:style-name="P5">* Финальный этап посимвольное сравнение загаданного слова и полученной промежуточной строки</text:p>
      <text:p text:style-name="P6"/>
      <text:p text:style-name="P6">Описание алгоритма <text:span text:style-name="T25">генерации</text:span> слов</text:p>
      <text:p text:style-name="P8">* Производится генерация случайного числа</text:p>
      <text:p text:style-name="P8">* Считывается строка слова по номеру сгенерированного числа</text:p>
      <text:p text:style-name="P8"/>
      <text:p text:style-name="P8">Проверка состояния слова дня</text:p>
      <text:p text:style-name="P8">* Из файла считывается дата входа в режим</text:p>
      <text:p text:style-name="P8">* Если дата не совпадает с текущей то генерируется новое слово, в файл записывается текущая дата, слово и статус разгадано <text:span text:style-name="T17">False</text:span></text:p>
      <text:p text:style-name="P11">* <text:span text:style-name="T20">При угадывании слова статус меняется на </text:span>True</text:p>
      <text:p text:style-name="P11">* <text:span text:style-name="T20">Если дата совпадает с текущей, проводится проверка статуса , если он </text:span>True <text:span text:style-name="T20">то игроку отображает что слово уже отгадано</text:span></text:p>
      <text:p text:style-name="P8">* Если статус <text:span text:style-name="T17">False </text:span>то считывается записанное в файл слово и игрок начинает его отгадывать</text:p>
      <text:p text:style-name="P11"/>
      <text:p text:style-name="P1"/>
      <text:p text:style-name="P1"><text:span text:style-name="T19">Ф</text:span>ункций:</text:p>
      <text:p text:style-name="P1"/>
      <text:p text:style-name="P1"><text:span text:style-name="T1">void</text:span><text:span text:style-name="T4"> printMainMenu(); </text:span><text:span text:style-name="T9">- печатает главное меню</text:span></text:p>
      <text:p text:style-name="P9"/>
      <text:p text:style-name="P2"><text:span text:style-name="T1">void</text:span><text:span text:style-name="T4"> printGameStartedMenu(</text:span><text:span text:style-name="T1">int</text:span><text:span text:style-name="T4"> </text:span><text:span text:style-name="T15">attempts</text:span><text:span text:style-name="T4">);</text:span><text:span text:style-name="T9"> - печатает меню </text:span><text:span text:style-name="T10">игрового режима</text:span></text:p>
      <text:p text:style-name="P13"/>
      <text:p text:style-name="P2"><text:span text:style-name="T2">void</text:span><text:span text:style-name="T4"> printNewRoundMenu(std::</text:span><text:span text:style-name="T22">string</text:span><text:span text:style-name="T4"> </text:span><text:span text:style-name="T15">inputString</text:span><text:span text:style-name="T4">, std::</text:span><text:span text:style-name="T22">string</text:span><text:span text:style-name="T4"> </text:span><text:span text:style-name="T15">resultAfterGuess</text:span><text:span text:style-name="T4">, std::</text:span><text:span text:style-name="T22">string</text:span><text:span text:style-name="T4"> </text:span><text:span text:style-name="T15">usedUnmatchLetters</text:span><text:span text:style-name="T4">, </text:span><text:span text:style-name="T1">int</text:span><text:span text:style-name="T4"> </text:span><text:span text:style-name="T15">currentAttemptsCounter</text:span><text:span text:style-name="T4">); </text:span><text:span text:style-name="T9">- </text:span><text:span text:style-name="T10">печатает результат раунда</text:span></text:p>
      <text:p text:style-name="P13"><text:s/></text:p>
      <text:p text:style-name="P2"><text:span text:style-name="T2">void</text:span><text:span text:style-name="T4"> printWinMenu(std::</text:span><text:span text:style-name="T22">string</text:span><text:span text:style-name="T4"> </text:span><text:span text:style-name="T15">guessWord</text:span><text:span text:style-name="T4">, </text:span><text:span text:style-name="T1">const</text:span><text:span text:style-name="T4"> </text:span><text:span text:style-name="T1">int</text:span><text:span text:style-name="T4"> </text:span><text:span text:style-name="T15">maxAttempts</text:span><text:span text:style-name="T4">, </text:span><text:span text:style-name="T1">int</text:span><text:span text:style-name="T4"> </text:span><text:span text:style-name="T15">currentAttemptsCounter</text:span><text:span text:style-name="T4">);</text:span><text:span text:style-name="T9">- печатает меню </text:span><text:span text:style-name="T10">победы</text:span></text:p>
      <text:p text:style-name="P13"/>
      <text:p text:style-name="P2"><text:span text:style-name="T3">void</text:span><text:span text:style-name="T8"> printlossMenu(std::</text:span><text:span text:style-name="T23">string</text:span><text:span text:style-name="T8"> </text:span><text:span text:style-name="T16">guessWord</text:span><text:span text:style-name="T8">, std::</text:span><text:span text:style-name="T23">string</text:span><text:span text:style-name="T8"> </text:span><text:span text:style-name="T16">mainModeChoise</text:span><text:span text:style-name="T8">)</text:span><text:span text:style-name="T4">;</text:span><text:span text:style-name="T9">- печатает меню </text:span><text:span text:style-name="T10">поражения</text:span></text:p>
      <text:p text:style-name="P13"/>
      <text:p text:style-name="P2"><text:span text:style-name="T2">void</text:span><text:span text:style-name="T4"> printError(std::</text:span><text:span text:style-name="T22">string</text:span><text:span text:style-name="T4"> </text:span><text:span text:style-name="T15">errors</text:span><text:span text:style-name="T4">);</text:span><text:span text:style-name="T9">- печатает </text:span><text:span text:style-name="T10">ошибки ввода</text:span></text:p>
      <text:p text:style-name="P13"/>
      <text:p text:style-name="P2"><text:span text:style-name="T6">std::</text:span><text:span text:style-name="T22">string</text:span><text:span text:style-name="T4"> mainModeErrors(std::</text:span><text:span text:style-name="T22">string</text:span><text:span text:style-name="T4"> </text:span><text:span text:style-name="T15">mainModeChoise</text:span><text:span text:style-name="T4">);</text:span><text:span text:style-name="T9">- </text:span><text:span text:style-name="T10">проверяет наличие</text:span><text:span text:style-name="T9"> </text:span><text:span text:style-name="T10">ошибок ввода при выборе игрового режима. Проверка производится на длину строки, содержание символов и на значение.</text:span></text:p>
      <text:p text:style-name="P13"/>
      <text:p text:style-name="P3"><text:span text:style-name="T6">std::</text:span><text:span text:style-name="T22">string</text:span><text:span text:style-name="T4"> gameModeErrors(std::</text:span><text:span text:style-name="T22">string</text:span><text:span text:style-name="T4"> </text:span><text:span text:style-name="T15">inputString</text:span><text:span text:style-name="T4">, </text:span><text:span text:style-name="T1">int</text:span><text:span text:style-name="T4"> </text:span><text:span text:style-name="T15">wordLength</text:span><text:span text:style-name="T4">);</text:span><text:span text:style-name="T10">- </text:span><text:span text:style-name="T11">проверяет наличие ошибок ввода при вводе слова. </text:span><text:span text:style-name="T10">Проверка производится на длину строки, содержание символов и на значение </text:span><text:span text:style-name="T11">цифр</text:span></text:p>
      <text:p text:style-name="P9"/>
      <text:p text:style-name="P1"><text:span text:style-name="T4">std::</text:span><text:span text:style-name="T22">string</text:span><text:span text:style-name="T4"> generateWord(</text:span><text:span text:style-name="T1">const</text:span><text:span text:style-name="T4"> std::</text:span><text:span text:style-name="T22">string</text:span><text:span text:style-name="T4"> </text:span><text:span text:style-name="T15">WordsFile</text:span><text:span text:style-name="T4">, </text:span><text:span text:style-name="T1">const</text:span><text:span text:style-name="T4"> </text:span><text:span text:style-name="T1">int</text:span><text:span text:style-name="T4"> </text:span><text:span text:style-name="T15">WordsCount</text:span><text:span text:style-name="T4">, </text:span><text:span text:style-name="T1">const</text:span><text:span text:style-name="T4"> </text:span><text:span text:style-name="T1">int</text:span><text:span text:style-name="T4"> </text:span><text:span text:style-name="T15">wordLengt</text:span><text:span text:style-name="T4">);</text:span><text:span text:style-name="T9"> - </text:span><text:span text:style-name="T11">выбор слова для отгадывания. Генерирует случайное число , которое будет номером строки которую считаем из файла как слово для отгадывания.</text:span></text:p>
      <text:p text:style-name="P14"/>
      <text:p text:style-name="P1"><text:span text:style-name="T7">std::</text:span><text:span text:style-name="T22">string</text:span><text:span text:style-name="T4"> getCurrentDate();</text:span><text:span text:style-name="T11"> - получение текущей даты для проверки условия отгадывания слова дня</text:span></text:p>
      <text:p text:style-name="P9"/>
      <text:p text:style-name="P3"><text:span text:style-name="T1">void</text:span><text:span text:style-name="T4"> unmatchedLettersList(std::</text:span><text:span text:style-name="T22">string</text:span><text:span text:style-name="T4"> </text:span><text:span text:style-name="T15">inputString</text:span><text:span text:style-name="T4">, std::</text:span><text:span text:style-name="T22">string</text:span><text:span text:style-name="T4"> </text:span><text:span text:style-name="T15">guessWord</text:span><text:span text:style-name="T4">, </text:span><text:span text:style-name="T1">const</text:span><text:span text:style-name="T4"> </text:span><text:span text:style-name="T1">int</text:span><text:span text:style-name="T4"> </text:span><text:span text:style-name="T15">wordLength</text:span><text:span text:style-name="T4">, std::</text:span><text:span text:style-name="T22">string</text:span><text:span text:style-name="T4">&amp; </text:span><text:span text:style-name="T15">usedUnmatchLetters</text:span><text:span text:style-name="T4">);</text:span><text:span text:style-name="T9"> </text:span><text:span text:style-name="T11">- поиск символов которые ввёл пользователь и которых нет в слове, сопостовляет есть ли символ в слове, если его нет проверят добавлен ли символ в строку с отсутствующими </text:span><text:soft-page-break/><text:span text:style-name="T11">символами, если да то дописывает символ в строку</text:span></text:p>
      <text:p text:style-name="P15"/>
      <text:p text:style-name="P3"><text:span text:style-name="T7">std::</text:span><text:span text:style-name="T22">string</text:span><text:span text:style-name="T4"> intermidiateWordResult(std::</text:span><text:span text:style-name="T22">string</text:span><text:span text:style-name="T4"> </text:span><text:span text:style-name="T15">inputString</text:span><text:span text:style-name="T4">, std::</text:span><text:span text:style-name="T22">string</text:span><text:span text:style-name="T4"> </text:span><text:span text:style-name="T15">guessWord</text:span><text:span text:style-name="T4">, </text:span><text:span text:style-name="T1">const</text:span><text:span text:style-name="T4"> </text:span><text:span text:style-name="T1">int</text:span><text:span text:style-name="T4"> </text:span><text:span text:style-name="T15">wordLength</text:span><text:span text:style-name="T4">);</text:span><text:span text:style-name="T11">- формирует промежуточную строку вида **</text:span><text:span text:style-name="T13">At* </text:span><text:span text:style-name="T11">в которой заглавными помечены буквы в верной позиции, строчными буквы которые есть в слове но не в свей позиции.</text:span></text:p>
      <text:p text:style-name="P15">В начале формируется строка ***** , затем при посимвольном сопоставлении загаданного слова и введённого слова производится замена символов</text:p>
      <text:p text:style-name="P15"/>
      <text:p text:style-name="P7"><text:span text:style-name="T1">bool</text:span><text:span text:style-name="T4"> checkWinCondition(std::</text:span><text:span text:style-name="T22">string</text:span><text:span text:style-name="T4"> </text:span><text:span text:style-name="T15">guessWord</text:span><text:span text:style-name="T4">, std::</text:span><text:span text:style-name="T22">string</text:span><text:span text:style-name="T4"> </text:span><text:span text:style-name="T15">resultAfterGuess</text:span><text:span text:style-name="T4">, </text:span><text:span text:style-name="T1">const</text:span><text:span text:style-name="T4"> </text:span><text:span text:style-name="T1">int</text:span><text:span text:style-name="T4"> </text:span><text:span text:style-name="T15">wordLength</text:span><text:span text:style-name="T4">);</text:span><text:span text:style-name="T9"> - </text:span><text:span text:style-name="T12">сопоставляет промежуточную строку из <text:s/></text:span><text:span text:style-name="T5">intermidiateWordResult </text:span><text:span text:style-name="T12">с загаданным словом посимвольно и возвращает булев результат сравнения</text:span></text:p>
      <text:p text:style-name="P9"/>
      <text:p text:style-name="P10"><text:span text:style-name="T26">std::</text:span><text:span text:style-name="T21">string</text:span><text:span text:style-name="T26"> readSavedData(std::</text:span><text:span text:style-name="T21">string</text:span><text:span text:style-name="T26"> </text:span><text:span text:style-name="T14">saveDataToFile</text:span><text:span text:style-name="T26">, </text:span><text:span text:style-name="T21">readParameters</text:span><text:span text:style-name="T26"> </text:span><text:span text:style-name="T14">parameterToRead</text:span><text:span text:style-name="T26">); </text:span><text:span text:style-name="T24">- </text:span><text:span text:style-name="T25">считывает построчно данные из файла сохранении в зависимости от параметра в </text:span><text:span text:style-name="T18">enum <text:s/></text:span><text:span text:style-name="T21">readParameters</text:span></text:p>
      <text:p text:style-name="P16"/>
      <text:p text:style-name="P10"><text:span text:style-name="T26">std::</text:span><text:span text:style-name="T21">string</text:span><text:span text:style-name="T26"> readSavedData(std::</text:span><text:span text:style-name="T21">string</text:span><text:span text:style-name="T26"> </text:span><text:span text:style-name="T14">saveDataToFile</text:span><text:span text:style-name="T26">, </text:span><text:span text:style-name="T21">readParameters</text:span><text:span text:style-name="T26"> </text:span><text:span text:style-name="T14">parameterToRead</text:span><text:span text:style-name="T26">); </text:span><text:span text:style-name="T24">- </text:span><text:span text:style-name="T25">записывает построчно данные в файла сохранении </text:span></text:p>
      <text:p text:style-name="P16"/>
      <text:p text:style-name="P4"><text:span text:style-name="T25">Внешние файлы</text:span>:</text:p>
      <text:p text:style-name="P4">UsualWords.txt - <text:span text:style-name="T25">содержит набор слов для обычного режима, 1 слово в каждой строке</text:span></text:p>
      <text:p text:style-name="P8">DayWord.txt - содержит набор слов для режима слово дня, 1 слово в каждой строке</text:p>
      <text:p text:style-name="P4">SaveData.txt — <text:span text:style-name="T25">содержит строку <text:s/>с датой входа в режим дня, слово которое было сгенерированно и статус слова</text:span></text:p>
      <text:p text:style-name="P8"/>
      <text:p text:style-name="P8">Константы:</text:p>
      <text:p text:style-name="P8"><text:span text:style-name="T1">const</text:span><text:span text:style-name="T4"> </text:span><text:span text:style-name="T1">int</text:span><text:span text:style-name="T4"> usualWordsCount </text:span><text:span text:style-name="T5"><text:s/></text:span><text:span text:style-name="T11">- </text:span><text:span text:style-name="T9">количество строк со словами для обычного режима</text:span></text:p>
      <text:p text:style-name="P8"><text:span text:style-name="T1">const</text:span><text:span text:style-name="T4"> </text:span><text:span text:style-name="T1">int</text:span><text:span text:style-name="T4"> wordsOfTheDayCount </text:span><text:span text:style-name="T11">- </text:span><text:span text:style-name="T9">количество строк со словами для режима слово дня</text:span></text:p>
      <text:p text:style-name="P8"><text:span text:style-name="T1">const</text:span><text:span text:style-name="T4"> </text:span><text:span text:style-name="T1">int</text:span><text:span text:style-name="T4"> wordLength</text:span><text:span text:style-name="T9"> - длинна загаданного слова</text:span></text:p>
      <text:p text:style-name="P8"><text:span text:style-name="T1">const</text:span><text:span text:style-name="T4"> </text:span><text:span text:style-name="T1">int</text:span><text:span text:style-name="T4"> maxAttempts</text:span><text:span text:style-name="T9"> - количество попыток на отгадывание слова</text:span></text:p>
      <text:p text:style-name="P8"><text:span text:style-name="T1">const</text:span><text:span text:style-name="T4"> std::</text:span><text:span text:style-name="T22">string</text:span><text:span text:style-name="T4"> usualWordsFile</text:span><text:span text:style-name="T9">- файл со словами для обычного режима</text:span></text:p>
      <text:p text:style-name="P8"><text:span text:style-name="T1">const</text:span><text:span text:style-name="T4"> std::</text:span><text:span text:style-name="T22">string</text:span><text:span text:style-name="T4"> wordOfTheDayFile </text:span><text:span text:style-name="T9">- файл со словами для режима слово дня</text:span></text:p>
      <text:p text:style-name="P8"><text:span text:style-name="T1">const</text:span><text:span text:style-name="T4"> std::</text:span><text:span text:style-name="T22">string</text:span><text:span text:style-name="T4"> saveDataToFile</text:span><text:span text:style-name="T9"> - файл с сохранёнными данными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6T23:24:22.384000000</dc:date>
    <meta:editing-duration>PT6H43M9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43" meta:word-count="552" meta:character-count="4319" meta:non-whitespace-character-count="3802"/>
  </office:meta>
</office:document-meta>
</file>